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351e8" officeooo:paragraph-rsid="000351e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351e8" officeooo:paragraph-rsid="000351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4fef2" officeooo:paragraph-rsid="0004fef2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a_flaggor.docx</text:p>
      <text:p text:style-name="P1"/>
      <text:p text:style-name="P1">Öppna i notepad eller cata filen i Linux</text:p>
      <text:p text:style-name="P1"/>
      <text:p text:style-name="P3">Ger flaggan HEX{ASCII_aRt_iS_c00L}</text:p>
      <text:p text:style-name="P3">och en ASCII-ritning av Mum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6:03:42.103144033</meta:creation-date>
    <dc:date>2023-02-09T16:50:03.485228934</dc:date>
    <meta:editing-duration>PT1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7" meta:character-count="120" meta:non-whitespace-character-count="107"/>
  </office:meta>
</office:document-meta>
</file>